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8031in" svg:y="0in">
            <draw:object draw:notify-on-update-of-ranges="Sheet1.A2:Sheet1.A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[s]</text:p>
          </table:table-cell>
          <table:table-cell office:value-type="string" calcext:value-type="string">
            <text:p>T[mV]</text:p>
          </table:table-cell>
          <table:table-cell office:value-type="string" calcext:value-type="string">
            <text:p>T[K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[.B2]/10+273.15" office:value-type="float" office:value="295.55" calcext:value-type="float">
            <text:p>295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formula="of:=[.B3]/10+273.15" office:value-type="float" office:value="296.25" calcext:value-type="float">
            <text:p>296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table:formula="of:=[.B4]/10+273.15" office:value-type="float" office:value="296.95" calcext:value-type="float">
            <text:p>296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formula="of:=[.B5]/10+273.15" office:value-type="float" office:value="297.95" calcext:value-type="float">
            <text:p>297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formula="of:=[.B6]/10+273.15" office:value-type="float" office:value="298.85" calcext:value-type="float">
            <text:p>298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7" calcext:value-type="float">
            <text:p>267</text:p>
          </table:table-cell>
          <table:table-cell table:formula="of:=[.B7]/10+273.15" office:value-type="float" office:value="299.85" calcext:value-type="float">
            <text:p>299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table:formula="of:=[.B8]/10+273.15" office:value-type="float" office:value="300.75" calcext:value-type="float">
            <text:p>30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6" calcext:value-type="float">
            <text:p>286</text:p>
          </table:table-cell>
          <table:table-cell table:formula="of:=[.B9]/10+273.15" office:value-type="float" office:value="301.75" calcext:value-type="float">
            <text:p>301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table:formula="of:=[.B10]/10+273.15" office:value-type="float" office:value="302.65" calcext:value-type="float">
            <text:p>302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 table:formula="of:=[.B11]/10+273.15" office:value-type="float" office:value="303.65" calcext:value-type="float">
            <text:p>303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table:formula="of:=[.B12]/10+273.15" office:value-type="float" office:value="304.65" calcext:value-type="float">
            <text:p>304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2" calcext:value-type="float">
            <text:p>322</text:p>
          </table:table-cell>
          <table:table-cell table:formula="of:=[.B13]/10+273.15" office:value-type="float" office:value="305.35" calcext:value-type="float">
            <text:p>305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8:01:41.040313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8:01:42.322420649</meta:creation-date>
    <meta:editing-duration>PT12S</meta:editing-duration>
    <meta:editing-cycles>2</meta:editing-cycles>
    <meta:generator>LibreOffice/25.2.7.2$Linux_X86_64 LibreOffice_project/520$Build-2</meta:generator>
    <dc:date>2025-11-28T18:01:53.750105419</dc:date>
    <meta:document-statistic meta:table-count="1" meta:cell-count="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5cm" svg:y="3.952cm" style:legend-expansion="high" chart:style-name="ch2"/>
        <chart:plot-area chart:style-name="ch3" svg:x="0.32cm" svg:y="0.18cm" svg:width="12.105cm" svg:height="8.64cm">
          <chart:coordinate-region svg:x="1.145cm" svg:y="0.379cm" svg:width="11.0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3" chart:label-cell-address="Sheet1.C1:Sheet1.C1" chart:class="chart:scatter">
            <chart:domain table:cell-range-address="Sheet1.A2:Sheet1.A13"/>
            <chart:regression-curve chart:style-name="ch8">
              <chart:equation chart:display-equation="true" chart:display-r-square="false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[K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3</svg:desc>
                </draw:g>
              </table:table-cell>
              <table:table-cell office:value-type="float" office:value="295.55">
                <text:p>295.55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96.25">
                <text:p>29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6.95">
                <text:p>296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97.95">
                <text:p>297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98.85">
                <text:p>298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99.85">
                <text:p>299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00.75">
                <text:p>30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01.75">
                <text:p>30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02.65">
                <text:p>302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03.65">
                <text:p>303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04.65">
                <text:p>304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05.35">
                <text:p>305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